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tiqueta y alias en Git</text:p>
      <text:p text:style-name="Standard">Aprendamos a usar etiquetas de Git para acceder a diferentes versiones de proyectos y a definir alias de comando para escribir instrucciones de control de versiones más rápido.</text:p>
      <text:p text:style-name="Standard">Claudio Garau</text:p>
      <text:p text:style-name="Standard">Claudio Garau</text:p>
      <text:p text:style-name="Standard">Publicado el 11 de mayo de 2017</text:p>
      <text:p text:style-name="Standard">link copiado al portapapeles</text:p>
      <text:p text:style-name="Standard">Git tiene algunas funcionalidades que simplifican las operaciones de búsqueda dentro del historial de proyectos registrados en los repositorios, el etiquetado y la formulación rápida de instrucciones para ser enviadas a la DVCS, alias . Su uso permite aumentar la productividad de las sesiones de trabajo, incluso en las fases de compartición para el desarrollo colaborativo.</text:p>
      <text:p text:style-name="Standard"/>
      <text:p text:style-name="Standard">Aprende a programar con los cursos de HTML.it</text:p>
      <text:p text:style-name="Standard">yo etiqueto</text:p>
      <text:p text:style-name="Standard">Básicamente en Git con el término "tagging" nos referimos a una operación con la que crear enlaces a determinados estados de progreso de un proyecto, estos suelen ser pasos cruciales para su evolución como por ejemplo la finalización de una primera versión estable, la clásica versión "1.0 " de una aplicación, una actualización de una rama de desarrollo ("1.5.0", "1.5.1"..), o una versión principal posterior ("2.0", "3.0"..) .</text:p>
      <text:p text:style-name="Standard"/>
      <text:p text:style-name="Standard">En este sentido, te recordamos que el proyecto en el que se basaron la mayoría de los ejemplos propuestos en esta guía, "MyWP", no es más que el resultado de una clonación del repositorio de WordPress; Usando el comando git tagdel directorio de trabajo, tendremos la posibilidad de mostrar una lista de todas las etiquetas almacenadas que se están implementando:</text:p>
      <text:p text:style-name="Standard"/>
      <text:p text:style-name="Standard">Figura 1. Lista de etiquetas de proyectos.</text:p>
      <text:p text:style-name="Standard"/>
      <text:p text:style-name="Standard">Lista de etiquetas de proyectos.</text:p>
      <text:p text:style-name="Standard">La lista de etiquetas producidas puede ser más o menos articulada, la imagen anterior muestra solo una parte de la salida generada por la instrucción y depende de las elecciones de los desarrolladores; en el caso de WordPress tanto las actualizaciones más relevantes de las ramas (por ejemplo "1.5"), las releases de mantenimiento y seguridad ("1.5.1", "1.5.1.1"..) como las nuevas ramas (por ejemplo "2.0 ").</text:p>
      <text:p text:style-name="Standard"/>
      <text:p text:style-name="Standard">En caso de que desee enumerar solo las etiquetas relacionadas con una fase de control de versiones específica , deberá pasar al git tagparámetro -lseguido del patrón de búsqueda necesario, por ejemplo git tag -l 3*, le permitirá extraer todas las etiquetas de la rama "3.x". .</text:p>
      <text:p text:style-name="Standard"/>
      <text:p text:style-name="Standard">Figura 2. Búsqueda selectiva en etiquetas.</text:p>
      <text:p text:style-name="Standard">Búsqueda selectiva en etiquetas</text:p>
      <text:p text:style-name="Standard">De hecho, el ya conocido comodín "*" se utiliza para expresar el concepto de "cualquier elemento", por lo que la instrucción le permitirá buscar cualquier etiqueta cuyo nombre comience con "3", independientemente de los caracteres que siguen a esta cifra. .</text:p>
      <text:p text:style-name="Standard"/>
      <text:p text:style-name="Standard">Definición de etiquetas</text:p>
      <text:p text:style-name="Standard">Las etiquetas se pueden asociar a un número variable de información, las más complejas representan "anotaciones" reales; el siguiente ejemplo muestra la creación de una etiqueta usando una instrucción formada por el comando git tagseguido por el nombre de la etiqueta introducida por la opción -ay por un mensaje, comentando la operación, definida usando la opción -m.</text:p>
      <text:p text:style-name="Standard"/>
      <text:p text:style-name="Standard">Figura 3. Definición de una etiqueta.</text:p>
      <text:p text:style-name="Standard">Definición de una etiqueta</text:p>
      <text:p text:style-name="Standard"><text:soft-page-break/>Sin embargo, es posible definir una etiqueta sin recurrir a opciones, es decir, pasando el nombre de la etiqueta directamente al comando git tag; este procedimiento no dará lugar al registro de otra información excepto la relativa a la suma de comprobación , es decir, la cadena alfanumérica para la verificación de la integridad asignada en un archivo, relativa al compromiso del estado de progreso al que está asociada la etiqueta.</text:p>
      <text:p text:style-name="Standard"/>
      <text:p text:style-name="Standard">Figura 4. Definición de una etiqueta sin opciones.</text:p>
      <text:p text:style-name="Standard"/>
      <text:p text:style-name="Standard">Definición de una etiqueta sin opciones</text:p>
      <text:p text:style-name="Standard">Acerca de las etiquetas</text:p>
      <text:p text:style-name="Standard">git showen cambio, es el comando que le permite acceder a la información que acompaña a una etiqueta, la salida producida será naturalmente diferente dependiendo de si ha elegido definir una etiqueta en forma de anotación, por lo tanto, con opciones o sin opciones. En el caso concreto de las operaciones realizadas anteriormente, se observará cómo la información mostrada por git showaplicada a la etiqueta "4.1.1.1" y creada con opciones</text:p>
      <text:p text:style-name="Standard"/>
      <text:p text:style-name="Standard">Figura 5. Información sobre una etiqueta creada con opciones.</text:p>
      <text:p text:style-name="Standard">Información sobre una etiqueta creada con opciones</text:p>
      <text:p text:style-name="Standard">son claramente más numerosos que los que se pueden mostrar cambiando a git showla etiqueta "4.1.1.1b", creada sin opciones:</text:p>
      <text:p text:style-name="Standard"/>
      <text:p text:style-name="Standard">Figura 6. Información sobre una etiqueta creada sin opciones.</text:p>
      <text:p text:style-name="Standard"/>
      <text:p text:style-name="Standard">Información sobre una etiqueta creada sin opciones</text:p>
      <text:p text:style-name="Standard">Compartir etiquetas</text:p>
      <text:p text:style-name="Standard">Los procedimientos para compartir recursos en servidores remotos tampoco prevén la transferencia automática de las etiquetas, esta es una opción predeterminada del DVCS que se puede anular utilizando el comando git push original que se le pasa como argumento el nombre de la etiqueta previamente definido:</text:p>
      <text:p text:style-name="Standard"/>
      <text:p text:style-name="Standard">$ git push origin 4.4.1.1</text:p>
      <text:p text:style-name="Standard">En este caso el sistema solicitará el usuario y contraseña para acceder a la plataforma remota utilizada para compartir, como GitHub, una vez finalizada la fase de autenticación se confirmará la operación.</text:p>
      <text:p text:style-name="Standard"/>
      <text:p text:style-name="Standard">Los procedimientos de uso compartido de etiquetas también pueden ser acumulativos, al pasar la opción --tagsal comando git push origin, de hecho, tendrá la posibilidad de compartir remotamente todas las etiquetas de un proyecto hasta ahora disponibles solo para quienes las definieron, sin necesidad de especificar el individuo. los nombres de uno.</text:p>
      <text:p text:style-name="Standard"/>
      <text:p text:style-name="Standard">$ git push origin --tags</text:p>
      <text:p text:style-name="Standard">Borrar etiquetas</text:p>
      <text:p text:style-name="Standard">Así como se pueden crear, las etiquetas también se pueden eliminar, para ello tendrás que pasar al comando git tagla opción -dseguida del nombre de la etiqueta a eliminar; la siguiente imagen muestra las instrucciones necesarias para eliminar las etiquetas definidas en los ejemplos anteriores.</text:p>
      <text:p text:style-name="Standard"/>
      <text:p text:style-name="Standard">Figura 7. Eliminación de etiquetas.</text:p>
      <text:p text:style-name="Standard">Borrar etiquetas</text:p>
      <text:p text:style-name="Standard">Si una etiqueta se ha compartido en un servidor remoto, también deberá eliminarse de este último mediante el comando git push originseguido de la cadena :refs/tags/nome-del-tag, por ejemplo:</text:p>
      <text:p text:style-name="Standard"/>
      <text:p text:style-name="Standard">$ git push origin :refs/tags/4.4.1.1</text:p>
      <text:p text:style-name="Standard"><text:soft-page-break/>En cuanto a la ruta especificada, :refs/tags/pronto regresaremos al tema, por ahora basta con saber que, en palabras extremadamente simples, refses una carpeta que Git usa para las referencias (llamadas refs ), por lo que representa la ubicación correcta para enlaces como como etiquetas.</text:p>
      <text:p text:style-name="Standard"/>
      <text:p text:style-name="Standard">Alias</text:p>
      <text:p text:style-name="Standard">Al igual que las etiquetas, los alias de Git también representan enlaces, pero esta vez estamos hablando de referencias puramente sintácticas, diseñadas con el objetivo de acortar el tiempo necesario para escribir comandos. Será posible asociar un alias a todos los comandos más utilizados, eligiendo cómo personalizarlos según tus necesidades.</text:p>
      <text:p text:style-name="Standard"/>
      <text:p text:style-name="Standard">Para definir un alias deberá utilizar el comando git configseguido de la opción --global, luego será necesario indicar el nombre del alias concatenado mediante el punto (".") a la palabra clave alias( alias.nome-alias), finalmente podrá indicar el comando que se asociará con el alias sin especificar el prefijo git. Suponiendo que se quiera utilizar el alias git sten lugar del clásico git status, la instrucción necesaria para su definición será la siguiente:</text:p>
      <text:p text:style-name="Standard"/>
      <text:p text:style-name="Standard">$ git config --global alias.st status</text:p>
      <text:p text:style-name="Standard">Como se podrá ver gracias a la siguiente imagen, una vez creado el alias git stserán git statusintercambiables:</text:p>
      <text:p text:style-name="Standard"/>
      <text:p text:style-name="Standard">Figura 8. Creación y uso de un alias.</text:p>
      <text:p text:style-name="Standard"/>
      <text:p text:style-name="Standard">Creación y uso de un alias</text:p>
      <text:p text:style-name="Standard">De manera similar, un alias git commitcon nombre git ctpodría definirse así:</text:p>
      <text:p text:style-name="Standard"/>
      <text:p text:style-name="Standard">$ git config --global alias.ct commit</text:p>
      <text:p text:style-name="Standard">Eliminación de un alias</text:p>
      <text:p text:style-name="Standard">Para eliminar un alias deberá recurrir a la opción --unsetinsertada dentro de una instrucción estructurada de la siguiente manera:</text:p>
      <text:p text:style-name="Standard"/>
      <text:p text:style-name="Standard">$ git config --global --unset alias.nome-alias</text:p>
      <text:p text:style-name="Standard">Motivo por el cual el git stalias creado anteriormente se puede eliminar del archivo de configuración .gitconfigmediante una declaración como la siguiente:</text:p>
      <text:p text:style-name="Standard"/>
      <text:p text:style-name="Standard">$ git config --global --unset alias.st</text:p>
      <text:p text:style-name="Standard">Eliminar el alias, al igual que crearlo, no afectará el funcionamiento del comando original, en este caso git statu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22:02:34.855000000</meta:creation-date>
    <dc:date>2023-01-25T22:04:39.773000000</dc:date>
    <meta:editing-duration>PT2M5S</meta:editing-duration>
    <meta:editing-cycles>1</meta:editing-cycles>
    <meta:document-statistic meta:table-count="0" meta:image-count="0" meta:object-count="0" meta:page-count="3" meta:paragraph-count="60" meta:word-count="1235" meta:character-count="7822" meta:non-whitespace-character-count="6657"/>
    <meta:generator>LibreOffice/7.4.2.3$Windows_X86_64 LibreOffice_project/382eef1f22670f7f4118c8c2dd222ec7ad009daf</meta:generator>
  </office:meta>
</office:document-meta>
</file>